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reeMono" svg:font-family="FreeMon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Frame_20_contents">
      <style:paragraph-properties fo:text-align="center" style:justify-single-word="false"/>
      <style:text-properties fo:font-size="22pt" fo:background-color="#9999ff" style:font-size-asian="22pt" style:font-size-complex="22pt"/>
    </style:style>
    <style:style style:name="P3" style:family="paragraph" style:parent-style-name="Frame_20_contents">
      <style:paragraph-properties fo:text-align="center" style:justify-single-word="false"/>
      <style:text-properties fo:font-size="14pt" fo:background-color="#9999ff" style:font-size-asian="14pt" style:font-size-complex="14pt"/>
    </style:style>
    <style:style style:name="P4" style:family="paragraph" style:parent-style-name="Frame_20_contents">
      <style:paragraph-properties fo:text-align="end" style:justify-single-word="false"/>
      <style:text-properties fo:font-size="14pt" fo:background-color="#ffff00" style:font-size-asian="14pt" style:font-size-complex="14pt"/>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FreeMono" fo:font-size="11pt" style:font-size-asian="11pt" style:font-size-complex="11pt"/>
    </style:style>
    <style:style style:name="P7" style:family="paragraph" style:parent-style-name="Text_20_body">
      <style:text-properties style:font-name="Nimbus Roman No9 L" fo:font-size="12pt" style:font-size-asian="12pt" style:font-size-complex="12pt"/>
    </style:style>
    <style:style style:name="P8" style:family="paragraph" style:parent-style-name="Standard">
      <style:text-properties style:font-name="FreeMono" fo:font-size="11pt" style:font-size-asian="11pt" style:font-size-complex="11pt"/>
    </style:style>
    <style:style style:name="P9" style:family="paragraph" style:parent-style-name="Text_20_body">
      <style:paragraph-properties fo:text-align="justify" style:justify-single-word="false"/>
      <style:text-properties style:font-name="Nimbus Roman No9 L" fo:font-size="12pt" style:font-size-asian="12pt" style:font-size-complex="12pt"/>
    </style:style>
    <style:style style:name="P10" style:family="paragraph" style:parent-style-name="Text_20_body">
      <style:paragraph-properties fo:text-align="justify" style:justify-single-word="false"/>
      <style:text-properties style:font-name="FreeMono" fo:font-size="11pt" style:font-size-asian="11pt" style:font-size-complex="11pt"/>
    </style:style>
    <style:style style:name="P11" style:family="paragraph" style:parent-style-name="Text_20_body">
      <style:text-properties fo:font-size="24pt" fo:background-color="#ffff00" style:font-size-asian="24pt" style:font-size-complex="24pt"/>
    </style:style>
    <style:style style:name="T1" style:family="text">
      <style:text-properties style:font-name="FreeMono" fo:font-size="11pt" style:font-size-asian="11pt" style:font-size-complex="11pt"/>
    </style:style>
    <style:style style:name="T2" style:family="text">
      <style:text-properties style:font-name="Nimbus Roman No9 L" fo:font-size="12pt" style:font-size-asian="12pt" style:font-size-complex="12pt"/>
    </style:style>
    <style:style style:name="fr1" style:family="graphic" style:parent-style-name="Frame">
      <style:graphic-properties style:vertical-pos="top" style:vertical-rel="paragraph-content" style:horizontal-pos="center" style:horizontal-rel="paragraph" fo:background-color="#9999ff" style:background-transparency="0%" style:shadow="none">
        <style:background-image/>
        <style:columns fo:column-count="0" fo:column-gap="0in"/>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width="6.9165in" draw:z-index="0"><draw:text-box fo:min-height="1.0992in"><text:p text:style-name="P2">NLTK – Classifier</text:p><text:p text:style-name="P3"/><text:p text:style-name="P4">Developers and Users Manual</text:p></draw:text-box></draw:frame><text:tab/>The NLTK contrib directory has a new inclusion of Machine Learning Classifiers under the classifier directory. The directory ../nltk/nltk/nltk_lite/contrib/classifiers will be referred to as CLASSIFIER_HOME for the sake of simplicity.</text:p>
      <text:p text:style-name="P1"/>
      <text:h text:style-name="Heading_20_2" text:outline-level="2">Directory Structure</text:h>
      <text:p text:style-name="P1">CLASSIFIER_HOME</text:p>
      <text:p text:style-name="P1"><text:tab/>|</text:p>
      <text:p text:style-name="P1"><text:tab/>|-------&gt; nltk_lite_contrib &lt;package structure starts here&gt;</text:p>
      <text:p text:style-name="P1"><text:tab/>|<text:tab/><text:tab/>|</text:p>
      <text:p text:style-name="P1"><text:tab/>|<text:tab/><text:tab/>|-------&gt; classifier &lt;all python classes go in here and its sub packages&gt;</text:p>
      <text:p text:style-name="P1"><text:tab/>|<text:tab/><text:tab/>|</text:p>
      <text:p text:style-name="P1"><text:tab/>|<text:tab/><text:tab/>|-------&gt; classifier_tests &lt;all pyunit tests go in here&gt;</text:p>
      <text:p text:style-name="P1"><text:tab/>|</text:p>
      <text:p text:style-name="P1"><text:tab/>|-------&gt; datasets &lt;all dummy datasets used in unit tests go in here&gt;</text:p>
      <text:p text:style-name="P1"/>
      <text:h text:style-name="Heading_20_2" text:outline-level="2">Building the Project</text:h>
      <text:p text:style-name="Text_20_body">A distutils script CLASSIFIER_HOME/setup.py is included to compile the project</text:p>
      <text:p text:style-name="Text_20_body"><text:tab/><text:span text:style-name="T1">sudo python setup.py install</text:span></text:p>
      <text:p text:style-name="P5">All tests can be run using the shell script CLASSIFIER_HOME/run_tests.sh or the following command could be executed to do the same.</text:p>
      <text:p text:style-name="P5"><text:tab/><text:span text:style-name="T1">python CLASSIFIER_HOME/nltk_lite_contrib/classifier_tests/alltests.py</text:span></text:p>
      <text:h text:style-name="Heading_20_2" text:outline-level="2">Using the classifiers from the command prompt</text:h>
      <text:p text:style-name="P5">All classifiers take in a training file(*.data) and a *.names file. The two basic tasks a classifier is capable of performing are test and verify. When testing the classifier looks for a test(*.test) file and classifies the test data based on its learning from the training data. The output of this classification is printed out on the console. While verifying, the classifier looks for the gold(*.gold) file and classifies it similar to the test instances, the only difference being the evaluation post classification.</text:p>
      <text:p text:style-name="P5">The classifiers are invoked from a launcher class CLASSIFIER_HOME/nltk_lite_contrib/classify.py Currently the input files are assumed to be in C4.5 format. Input file paths can be specified to the classifier in two different ways</text:p>
      <text:p text:style-name="P5">Method 1: All files, training(*.data), test(*.test) and gold(*.gold) files are assumed to have the same file name with different extensions. The common name is to be specified with the -f option. Without combining this option with any other modifier, the classifier will try to search for a &lt;common_name&gt;.data and &lt;common_name&gt;.test file in the path specified. When combined with the -v option, the classifier will perform a verify operation.</text:p>
      <text:p text:style-name="P6"><text:tab/>python nltk_lite_contrib/classify.py -a &lt;algorithm&gt; -f <text:tab/><text:tab/><text:tab/><text:tab/><text:tab/>&lt;path/common_name&gt;</text:p>
      <text:p text:style-name="P7"><text:tab/><text:tab/><text:tab/>the files to be present are path/common_name.names, path/common_name.data <text:tab/><text:tab/><text:tab/><text:tab/>and path/common_name.test.</text:p>
      <text:p text:style-name="P6"><text:tab/>python nltk_lite_contrib/classify.py -a &lt;algorithm&gt; -vf <text:tab/><text:tab/><text:tab/><text:tab/><text:tab/>&lt;path/common_name&gt;</text:p>
      <text:p text:style-name="P7"><text:tab/><text:tab/><text:tab/>the files to be present are path/common_name.names, path/common_name.data <text:tab/><text:tab/><text:tab/><text:tab/>and path/common_name.gold.</text:p>
      <text:p text:style-name="P7"/>
      <text:p text:style-name="P7">Method 2: All the files are specified explicitly without their extensions.</text:p>
      <text:p text:style-name="P6"><text:tab/>python nltk_lite_contrib/classify.py -a &lt;algorithm&gt; -t <text:tab/><text:tab/><text:tab/><text:tab/><text:tab/>&lt;path/training_name&gt; -T &lt;path/test_name&gt;</text:p>
      <text:p text:style-name="P7"><text:tab/><text:tab/><text:tab/>the files to be present are path/training_name.names, path/training_name.data and <text:tab/><text:tab/><text:tab/><text:tab/>path/test_name.test.</text:p>
      <text:p text:style-name="P8"><text:tab/>python nltk_lite_contrib/classify.py -a &lt;algorithm&gt; -t <text:tab/><text:tab/><text:tab/><text:tab/><text:tab/>&lt;path/training_name&gt; -g &lt;path/gold_name&gt;</text:p>
      <text:p text:style-name="P7"><text:tab/><text:tab/><text:tab/>the files to be present are path/training_name.names, path/training_name.data and <text:tab/><text:tab/><text:tab/><text:tab/>path/gold_name.gold.</text:p>
      <text:p text:style-name="P7"/>
      <text:p text:style-name="P9">After the classification is performed when verifying the Accuracy and F-score measurements are printed automatically, but could be omitted by passing the parameters -A and -F respectively. All other performance measures are printed when specified in the argument list. Multiple arguments can be passed to obtain various figures as shown below.</text:p>
      <text:p text:style-name="P10"><text:tab/>python nltk_lite_contrib/classify.py -vprf datasets/minigolf/weather</text:p>
      <text:p text:style-name="P10"><text:tab/><text:tab/><text:span text:style-name="T2">prints Accuracy, F-score, Precision and Recall using the minigolf/weather dataset and a <text:tab/><text:tab/><text:tab/>One R classifier.</text:span></text:p>
      <text:p text:style-name="P9">For more help on its usage you can try:</text:p>
      <text:p text:style-name="P10"><text:tab/>python nltk_lite_contrib/classify.py --help</text:p>
      <text:p text:style-name="P9"/>
      <text:p text:style-name="P10"/>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reeMono" svg:font-family="FreeMono" style:font-family-generic="moder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Sumukh Ghodke</meta:initial-creator>
    <meta:creation-date>2007-03-21T21:15:43</meta:creation-date>
    <dc:creator>Sumukh Ghodke</dc:creator>
    <dc:date>2007-03-22T00:10:40</dc:date>
    <dc:language>en-GB</dc:language>
    <meta:editing-cycles>7</meta:editing-cycles>
    <meta:editing-duration>PT1H46M32S</meta:editing-duration>
    <meta:user-defined meta:name="Info 1"/>
    <meta:user-defined meta:name="Info 2"/>
    <meta:user-defined meta:name="Info 3"/>
    <meta:user-defined meta:name="Info 4"/>
    <meta:document-statistic meta:table-count="0" meta:image-count="0" meta:object-count="0" meta:page-count="2" meta:paragraph-count="36" meta:word-count="561" meta:character-count="3629"/>
  </office:meta>
</office:document-meta>
</file>